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588ed"/>
    </style:style>
    <style:style style:name="P2" style:family="paragraph" style:parent-style-name="Standard">
      <style:paragraph-properties fo:text-align="start" style:justify-single-word="false"/>
      <style:text-properties fo:font-weight="bold" officeooo:paragraph-rsid="000588ed" style:font-weight-asian="bold" style:font-weight-complex="bold"/>
    </style:style>
    <style:style style:name="P3" style:family="paragraph" style:parent-style-name="Standard">
      <style:text-properties fo:font-weight="bold" officeooo:paragraph-rsid="001b520a" style:font-weight-asian="bold" style:font-weight-complex="bold"/>
    </style:style>
    <style:style style:name="P4" style:family="paragraph" style:parent-style-name="Standard">
      <style:text-properties fo:font-weight="bold" officeooo:paragraph-rsid="00299876" style:font-weight-asian="bold" style:font-weight-complex="bold"/>
    </style:style>
    <style:style style:name="P5" style:family="paragraph" style:parent-style-name="Standard">
      <style:text-properties fo:font-weight="bold" officeooo:paragraph-rsid="0032f696" style:font-weight-asian="bold" style:font-weight-complex="bold"/>
    </style:style>
    <style:style style:name="P6" style:family="paragraph" style:parent-style-name="Standard">
      <style:text-properties officeooo:paragraph-rsid="00074d9c"/>
    </style:style>
    <style:style style:name="P7" style:family="paragraph" style:parent-style-name="Standard">
      <style:text-properties fo:font-weight="normal" officeooo:paragraph-rsid="001feae1" style:font-weight-asian="normal" style:font-weight-complex="normal"/>
    </style:style>
    <style:style style:name="P8" style:family="paragraph" style:parent-style-name="Standard">
      <style:text-properties fo:font-weight="normal" officeooo:paragraph-rsid="0036dbdb" style:font-weight-asian="normal" style:font-weight-complex="normal"/>
    </style:style>
    <style:style style:name="P9" style:family="paragraph" style:parent-style-name="Standard">
      <style:text-properties fo:font-weight="normal" officeooo:paragraph-rsid="004f4b8a" style:font-weight-asian="normal" style:font-weight-complex="normal"/>
    </style:style>
    <style:style style:name="P10" style:family="paragraph" style:parent-style-name="Standard">
      <style:text-properties fo:font-weight="normal" officeooo:paragraph-rsid="0053c869" style:font-weight-asian="normal" style:font-weight-complex="normal"/>
    </style:style>
    <style:style style:name="P11" style:family="paragraph" style:parent-style-name="Standard">
      <style:text-properties fo:font-weight="normal" officeooo:paragraph-rsid="0032f696" style:font-weight-asian="normal" style:font-weight-complex="normal"/>
    </style:style>
    <style:style style:name="P12" style:family="paragraph" style:parent-style-name="Standard">
      <style:text-properties fo:font-weight="normal" officeooo:paragraph-rsid="007aee84" style:font-weight-asian="normal" style:font-weight-complex="normal"/>
    </style:style>
    <style:style style:name="T1" style:family="text">
      <style:text-properties officeooo:rsid="000588ed"/>
    </style:style>
    <style:style style:name="T2" style:family="text">
      <style:text-properties fo:font-weight="normal" officeooo:rsid="000588ed" style:font-weight-asian="normal" style:font-weight-complex="normal"/>
    </style:style>
    <style:style style:name="T3" style:family="text">
      <style:text-properties fo:font-weight="normal" officeooo:rsid="001928e6" style:font-weight-asian="normal" style:font-weight-complex="normal"/>
    </style:style>
    <style:style style:name="T4" style:family="text">
      <style:text-properties fo:font-weight="normal" officeooo:rsid="00074d9c" style:font-weight-asian="normal" style:font-weight-complex="normal"/>
    </style:style>
    <style:style style:name="T5" style:family="text">
      <style:text-properties fo:font-weight="normal" officeooo:rsid="00075b4e" style:font-weight-asian="normal" style:font-weight-complex="normal"/>
    </style:style>
    <style:style style:name="T6" style:family="text">
      <style:text-properties fo:font-weight="normal" officeooo:rsid="00083cb1" style:font-weight-asian="normal" style:font-weight-complex="normal"/>
    </style:style>
    <style:style style:name="T7" style:family="text">
      <style:text-properties fo:font-weight="normal" officeooo:rsid="0009566e" style:font-weight-asian="normal" style:font-weight-complex="normal"/>
    </style:style>
    <style:style style:name="T8" style:family="text">
      <style:text-properties fo:font-weight="normal" officeooo:rsid="000aa258" style:font-weight-asian="normal" style:font-weight-complex="normal"/>
    </style:style>
    <style:style style:name="T9" style:family="text">
      <style:text-properties fo:font-weight="normal" officeooo:rsid="000c41ff" style:font-weight-asian="normal" style:font-weight-complex="normal"/>
    </style:style>
    <style:style style:name="T10" style:family="text">
      <style:text-properties fo:font-weight="normal" officeooo:rsid="000d7e3b" style:font-weight-asian="normal" style:font-weight-complex="normal"/>
    </style:style>
    <style:style style:name="T11" style:family="text">
      <style:text-properties fo:font-weight="normal" officeooo:rsid="000ea8d6" style:font-weight-asian="normal" style:font-weight-complex="normal"/>
    </style:style>
    <style:style style:name="T12" style:family="text">
      <style:text-properties fo:font-weight="normal" officeooo:rsid="000ef4a6" style:font-weight-asian="normal" style:font-weight-complex="normal"/>
    </style:style>
    <style:style style:name="T13" style:family="text">
      <style:text-properties fo:font-weight="normal" officeooo:rsid="0010d76f" style:font-weight-asian="normal" style:font-weight-complex="normal"/>
    </style:style>
    <style:style style:name="T14" style:family="text">
      <style:text-properties fo:font-weight="normal" officeooo:rsid="0012323a" style:font-weight-asian="normal" style:font-weight-complex="normal"/>
    </style:style>
    <style:style style:name="T15" style:family="text">
      <style:text-properties fo:font-weight="normal" officeooo:rsid="001569fd" style:font-weight-asian="normal" style:font-weight-complex="normal"/>
    </style:style>
    <style:style style:name="T16" style:family="text">
      <style:text-properties fo:font-weight="normal" officeooo:rsid="0017424a" style:font-weight-asian="normal" style:font-weight-complex="normal"/>
    </style:style>
    <style:style style:name="T17" style:family="text">
      <style:text-properties fo:font-weight="normal" officeooo:rsid="001778d8" style:font-weight-asian="normal" style:font-weight-complex="normal"/>
    </style:style>
    <style:style style:name="T18" style:family="text">
      <style:text-properties fo:font-weight="normal" officeooo:rsid="0018811f" style:font-weight-asian="normal" style:font-weight-complex="normal"/>
    </style:style>
    <style:style style:name="T19" style:family="text">
      <style:text-properties fo:font-weight="normal" officeooo:rsid="001a7393" style:font-weight-asian="normal" style:font-weight-complex="normal"/>
    </style:style>
    <style:style style:name="T20" style:family="text">
      <style:text-properties fo:font-weight="normal" officeooo:rsid="001a8ff1" style:font-weight-asian="normal" style:font-weight-complex="normal"/>
    </style:style>
    <style:style style:name="T21" style:family="text">
      <style:text-properties fo:font-weight="normal" officeooo:rsid="001ac663" style:font-weight-asian="normal" style:font-weight-complex="normal"/>
    </style:style>
    <style:style style:name="T22" style:family="text">
      <style:text-properties fo:font-weight="normal" officeooo:rsid="002400f5" style:font-weight-asian="normal" style:font-weight-complex="normal"/>
    </style:style>
    <style:style style:name="T23" style:family="text">
      <style:text-properties fo:font-weight="normal" officeooo:rsid="00274884" style:font-weight-asian="normal" style:font-weight-complex="normal"/>
    </style:style>
    <style:style style:name="T24" style:family="text">
      <style:text-properties fo:font-weight="normal" officeooo:rsid="0027af27" style:font-weight-asian="normal" style:font-weight-complex="normal"/>
    </style:style>
    <style:style style:name="T25" style:family="text">
      <style:text-properties fo:font-weight="normal" officeooo:rsid="0032f696" style:font-weight-asian="normal" style:font-weight-complex="normal"/>
    </style:style>
    <style:style style:name="T26" style:family="text">
      <style:text-properties fo:font-weight="normal" officeooo:rsid="0037dd41" style:font-weight-asian="normal" style:font-weight-complex="normal"/>
    </style:style>
    <style:style style:name="T27" style:family="text">
      <style:text-properties fo:font-weight="normal" officeooo:rsid="0039c6f8" style:font-weight-asian="normal" style:font-weight-complex="normal"/>
    </style:style>
    <style:style style:name="T28" style:family="text">
      <style:text-properties fo:font-weight="normal" officeooo:rsid="007bc6f2" style:font-weight-asian="normal" style:font-weight-complex="normal"/>
    </style:style>
    <style:style style:name="T29" style:family="text">
      <style:text-properties fo:font-weight="normal" officeooo:rsid="007d0968" style:font-weight-asian="normal" style:font-weight-complex="normal"/>
    </style:style>
    <style:style style:name="T30" style:family="text">
      <style:text-properties fo:font-style="italic" fo:font-weight="normal" officeooo:rsid="00074d9c" style:font-style-asian="italic" style:font-weight-asian="normal" style:font-style-complex="italic" style:font-weight-complex="normal"/>
    </style:style>
    <style:style style:name="T31" style:family="text">
      <style:text-properties fo:font-style="italic" officeooo:rsid="001e1839" style:font-style-asian="italic" style:font-style-complex="italic"/>
    </style:style>
    <style:style style:name="T32" style:family="text">
      <style:text-properties fo:font-style="normal" fo:font-weight="normal" officeooo:rsid="00074d9c" style:font-style-asian="normal" style:font-weight-asian="normal" style:font-style-complex="normal" style:font-weight-complex="normal"/>
    </style:style>
    <style:style style:name="T33" style:family="text">
      <style:text-properties officeooo:rsid="001b520a"/>
    </style:style>
    <style:style style:name="T34" style:family="text">
      <style:text-properties officeooo:rsid="001c3e77"/>
    </style:style>
    <style:style style:name="T35" style:family="text">
      <style:text-properties officeooo:rsid="001d59ef"/>
    </style:style>
    <style:style style:name="T36" style:family="text">
      <style:text-properties officeooo:rsid="001e1839"/>
    </style:style>
    <style:style style:name="T37" style:family="text">
      <style:text-properties officeooo:rsid="001f70ca"/>
    </style:style>
    <style:style style:name="T38" style:family="text">
      <style:text-properties officeooo:rsid="001feae1"/>
    </style:style>
    <style:style style:name="T39" style:family="text">
      <style:text-properties officeooo:rsid="00236d6b"/>
    </style:style>
    <style:style style:name="T40" style:family="text">
      <style:text-properties officeooo:rsid="00248f8f"/>
    </style:style>
    <style:style style:name="T41" style:family="text">
      <style:text-properties officeooo:rsid="00299876"/>
    </style:style>
    <style:style style:name="T42" style:family="text">
      <style:text-properties officeooo:rsid="002a194a"/>
    </style:style>
    <style:style style:name="T43" style:family="text">
      <style:text-properties officeooo:rsid="003057c6"/>
    </style:style>
    <style:style style:name="T44" style:family="text">
      <style:text-properties officeooo:rsid="00324cab"/>
    </style:style>
    <style:style style:name="T45" style:family="text">
      <style:text-properties officeooo:rsid="0032f696"/>
    </style:style>
    <style:style style:name="T46" style:family="text">
      <style:text-properties officeooo:rsid="003311ec"/>
    </style:style>
    <style:style style:name="T47" style:family="text">
      <style:text-properties officeooo:rsid="0033bfca"/>
    </style:style>
    <style:style style:name="T48" style:family="text">
      <style:text-properties officeooo:rsid="0035af47"/>
    </style:style>
    <style:style style:name="T49" style:family="text">
      <style:text-properties officeooo:rsid="0036dbdb"/>
    </style:style>
    <style:style style:name="T50" style:family="text">
      <style:text-properties officeooo:rsid="003a4290"/>
    </style:style>
    <style:style style:name="T51" style:family="text">
      <style:text-properties officeooo:rsid="003a672f"/>
    </style:style>
    <style:style style:name="T52" style:family="text">
      <style:text-properties officeooo:rsid="003ad81f"/>
    </style:style>
    <style:style style:name="T53" style:family="text">
      <style:text-properties officeooo:rsid="003b2f33"/>
    </style:style>
    <style:style style:name="T54" style:family="text">
      <style:text-properties officeooo:rsid="003c3b3d"/>
    </style:style>
    <style:style style:name="T55" style:family="text">
      <style:text-properties officeooo:rsid="003cb1b5"/>
    </style:style>
    <style:style style:name="T56" style:family="text">
      <style:text-properties officeooo:rsid="003d29d1"/>
    </style:style>
    <style:style style:name="T57" style:family="text">
      <style:text-properties officeooo:rsid="003e172c"/>
    </style:style>
    <style:style style:name="T58" style:family="text">
      <style:text-properties officeooo:rsid="003fefec"/>
    </style:style>
    <style:style style:name="T59" style:family="text">
      <style:text-properties officeooo:rsid="00412884"/>
    </style:style>
    <style:style style:name="T60" style:family="text">
      <style:text-properties officeooo:rsid="00430ba3"/>
    </style:style>
    <style:style style:name="T61" style:family="text">
      <style:text-properties officeooo:rsid="00432c18"/>
    </style:style>
    <style:style style:name="T62" style:family="text">
      <style:text-properties officeooo:rsid="0043a840"/>
    </style:style>
    <style:style style:name="T63" style:family="text">
      <style:text-properties officeooo:rsid="0044a7ff"/>
    </style:style>
    <style:style style:name="T64" style:family="text">
      <style:text-properties officeooo:rsid="004647e7"/>
    </style:style>
    <style:style style:name="T65" style:family="text">
      <style:text-properties officeooo:rsid="0046a57f"/>
    </style:style>
    <style:style style:name="T66" style:family="text">
      <style:text-properties officeooo:rsid="0047c490"/>
    </style:style>
    <style:style style:name="T67" style:family="text">
      <style:text-properties officeooo:rsid="004859c4"/>
    </style:style>
    <style:style style:name="T68" style:family="text">
      <style:text-properties officeooo:rsid="0049505c"/>
    </style:style>
    <style:style style:name="T69" style:family="text">
      <style:text-properties officeooo:rsid="00497d71"/>
    </style:style>
    <style:style style:name="T70" style:family="text">
      <style:text-properties officeooo:rsid="004a3bc7"/>
    </style:style>
    <style:style style:name="T71" style:family="text">
      <style:text-properties officeooo:rsid="004d0833"/>
    </style:style>
    <style:style style:name="T72" style:family="text">
      <style:text-properties officeooo:rsid="004d8c89"/>
    </style:style>
    <style:style style:name="T73" style:family="text">
      <style:text-properties officeooo:rsid="004e6751"/>
    </style:style>
    <style:style style:name="T74" style:family="text">
      <style:text-properties officeooo:rsid="004f4b8a"/>
    </style:style>
    <style:style style:name="T75" style:family="text">
      <style:text-properties officeooo:rsid="004fe368"/>
    </style:style>
    <style:style style:name="T76" style:family="text">
      <style:text-properties officeooo:rsid="00505438"/>
    </style:style>
    <style:style style:name="T77" style:family="text">
      <style:text-properties style:text-position="super 58%" officeooo:rsid="00505438"/>
    </style:style>
    <style:style style:name="T78" style:family="text">
      <style:text-properties style:text-position="super 58%" officeooo:rsid="0052f6e7"/>
    </style:style>
    <style:style style:name="T79" style:family="text">
      <style:text-properties officeooo:rsid="0052f6e7"/>
    </style:style>
    <style:style style:name="T80" style:family="text">
      <style:text-properties style:text-position="0% 100%" officeooo:rsid="0052f6e7"/>
    </style:style>
    <style:style style:name="T81" style:family="text">
      <style:text-properties officeooo:rsid="0053c869"/>
    </style:style>
    <style:style style:name="T82" style:family="text">
      <style:text-properties officeooo:rsid="00558c00"/>
    </style:style>
    <style:style style:name="T83" style:family="text">
      <style:text-properties officeooo:rsid="0055f998"/>
    </style:style>
    <style:style style:name="T84" style:family="text">
      <style:text-properties officeooo:rsid="0056d208"/>
    </style:style>
    <style:style style:name="T85" style:family="text">
      <style:text-properties officeooo:rsid="00574943"/>
    </style:style>
    <style:style style:name="T86" style:family="text">
      <style:text-properties officeooo:rsid="0059e1e0"/>
    </style:style>
    <style:style style:name="T87" style:family="text">
      <style:text-properties officeooo:rsid="005ac37c"/>
    </style:style>
    <style:style style:name="T88" style:family="text">
      <style:text-properties officeooo:rsid="005c3698"/>
    </style:style>
    <style:style style:name="T89" style:family="text">
      <style:text-properties officeooo:rsid="005ca131"/>
    </style:style>
    <style:style style:name="T90" style:family="text">
      <style:text-properties officeooo:rsid="005d3cc9"/>
    </style:style>
    <style:style style:name="T91" style:family="text">
      <style:text-properties officeooo:rsid="005e8f28"/>
    </style:style>
    <style:style style:name="T92" style:family="text">
      <style:text-properties officeooo:rsid="005ebc45"/>
    </style:style>
    <style:style style:name="T93" style:family="text">
      <style:text-properties officeooo:rsid="005f42aa"/>
    </style:style>
    <style:style style:name="T94" style:family="text">
      <style:text-properties officeooo:rsid="005f5b11"/>
    </style:style>
    <style:style style:name="T95" style:family="text">
      <style:text-properties officeooo:rsid="0060482b"/>
    </style:style>
    <style:style style:name="T96" style:family="text">
      <style:text-properties officeooo:rsid="006234fe"/>
    </style:style>
    <style:style style:name="T97" style:family="text">
      <style:text-properties officeooo:rsid="00639e7f"/>
    </style:style>
    <style:style style:name="T98" style:family="text">
      <style:text-properties officeooo:rsid="00659c2c"/>
    </style:style>
    <style:style style:name="T99" style:family="text">
      <style:text-properties officeooo:rsid="0065b3be"/>
    </style:style>
    <style:style style:name="T100" style:family="text">
      <style:text-properties officeooo:rsid="006671c1"/>
    </style:style>
    <style:style style:name="T101" style:family="text">
      <style:text-properties officeooo:rsid="0066ca05"/>
    </style:style>
    <style:style style:name="T102" style:family="text">
      <style:text-properties officeooo:rsid="00670164"/>
    </style:style>
    <style:style style:name="T103" style:family="text">
      <style:text-properties officeooo:rsid="00679c53"/>
    </style:style>
    <style:style style:name="T104" style:family="text">
      <style:text-properties officeooo:rsid="0068b67e"/>
    </style:style>
    <style:style style:name="T105" style:family="text">
      <style:text-properties officeooo:rsid="0069f2c0"/>
    </style:style>
    <style:style style:name="T106" style:family="text">
      <style:text-properties officeooo:rsid="006a5f42"/>
    </style:style>
    <style:style style:name="T107" style:family="text">
      <style:text-properties officeooo:rsid="006b9ad4"/>
    </style:style>
    <style:style style:name="T108" style:family="text">
      <style:text-properties officeooo:rsid="006ca36c"/>
    </style:style>
    <style:style style:name="T109" style:family="text">
      <style:text-properties officeooo:rsid="006d4a58"/>
    </style:style>
    <style:style style:name="T110" style:family="text">
      <style:text-properties officeooo:rsid="006d823d"/>
    </style:style>
    <style:style style:name="T111" style:family="text">
      <style:text-properties officeooo:rsid="006efece"/>
    </style:style>
    <style:style style:name="T112" style:family="text">
      <style:text-properties officeooo:rsid="006f247d"/>
    </style:style>
    <style:style style:name="T113" style:family="text">
      <style:text-properties officeooo:rsid="0070c2c2"/>
    </style:style>
    <style:style style:name="T114" style:family="text">
      <style:text-properties officeooo:rsid="007155cf"/>
    </style:style>
    <style:style style:name="T115" style:family="text">
      <style:text-properties officeooo:rsid="0072a378"/>
    </style:style>
    <style:style style:name="T116" style:family="text">
      <style:text-properties officeooo:rsid="0075ca33"/>
    </style:style>
    <style:style style:name="T117" style:family="text">
      <style:text-properties officeooo:rsid="0078dde8"/>
    </style:style>
    <style:style style:name="T118" style:family="text">
      <style:text-properties officeooo:rsid="007aaa52"/>
    </style:style>
    <style:style style:name="T119" style:family="text">
      <style:text-properties officeooo:rsid="007aee84"/>
    </style:style>
    <style:style style:name="T120" style:family="text">
      <style:text-properties officeooo:rsid="007bc6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5-418: Final Report</text:span></text:p>
      <text:p text:style-name="P1"><text:span text:style-name="T1">Parallelization of a KenKen Puzzle Solver</text:span></text:p>
      <text:p text:style-name="P1"><text:span text:style-name="T1">By: Jonathan Park and Ben Parr</text:span></text:p>
      <text:p text:style-name="P1"><text:span text:style-name="T1"/></text:p>
      <text:p text:style-name="P2"><text:span text:style-name="T1">Introduction:</text:span></text:p>
      <text:p text:style-name="P6"><text:span text:style-name="T2"><text:tab/></text:span><text:span text:style-name="T3">The KenKen puzzle is a fairly recent type of puzzle that is similar to Sudoku. The problem itself is NP-Complete because a KenKen puzzle is a partial Latin square. The row constraints, column constraints and the </text:span><text:span text:style-name="T6">block</text:span><text:span text:style-name="T5"> constraints</text:span><text:span text:style-name="T3"> make the problem interesting and non-trivial. </text:span><text:span text:style-name="T4">The goal of this project is to parallelize a generic (</text:span><text:span text:style-name="T30">n x </text:span><text:span text:style-name="T32">n) KenKen</text:span><text:span text:style-name="T4"> puzzle solver for a shared memory system </text:span><text:span text:style-name="T22">and to measure its performance</text:span><text:span text:style-name="T4">. </text:span><text:span text:style-name="T5">We started by developing a serial version </text:span><text:span text:style-name="T8">in C </text:span><text:span text:style-name="T5">using concepts from an existing solution </text:span><text:span text:style-name="T9">written in Python</text:span><text:span text:style-name="T5">. Our final serial version </text:span><text:span text:style-name="T10">used a</text:span><text:span text:style-name="T6"> depth-first search </text:span><text:span text:style-name="T11">algorithm that pruned branches </text:span><text:span text:style-name="T6">using the row, column, and block constraints. </text:span><text:span text:style-name="T7">After creating the serial version, we then parallelized the algorithm using OpenMP. </text:span><text:span text:style-name="T14">The</text:span><text:span text:style-name="T12"> final parallel version </text:span><text:span text:style-name="T13">used distributed job-queues to simulate a breadth-first search </text:span><text:span text:style-name="T15">on all processors</text:span><text:span text:style-name="T13">.</text:span><text:span text:style-name="T7"> </text:span><text:span text:style-name="T23">Both versions were </text:span><text:span text:style-name="T24">r</text:span><text:span text:style-name="T26">un and timed</text:span><text:span text:style-name="T23"> on both Blacklight and Pople. </text:span><text:span text:style-name="T12">As far as we know, there has been no other attempts to </text:span><text:span text:style-name="T20">measure the performance of a </text:span><text:span text:style-name="T12">parallelize</text:span><text:span text:style-name="T20">d</text:span><text:span text:style-name="T12"> KenKen solver.</text:span><text:span text:style-name="T16"> </text:span><text:span text:style-name="T19">T</text:span><text:span text:style-name="T16">hus, our project provides a </text:span><text:span text:style-name="T17">small contribution to</text:span><text:span text:style-name="T18"> </text:span><text:span text:style-name="T21">analy</text:span><text:span text:style-name="T27">sis techniques of</text:span><text:span text:style-name="T21"> </text:span><text:span text:style-name="T17">paralleliz</text:span><text:span text:style-name="T18">ed</text:span><text:span text:style-name="T17"> NP-Complete problem solvers.</text:span></text:p>
      <text:p text:style-name="P6"><text:span text:style-name="T17"/></text:p>
      <text:p text:style-name="P3"><text:span text:style-name="T41">Algorithmic </text:span><text:span text:style-name="T33">Design/Approach:</text:span></text:p>
      <text:p text:style-name="P8"><text:span text:style-name="T33"><text:tab/></text:span><text:span text:style-name="T34">We began the development of our serial solution by understanding an existing solution </text:span><text:span text:style-name="T35">called NekNek. From this solution, </text:span><text:span text:style-name="T36">we developed a format for representing a problem. It's similar to the standard representation </text:span><text:span text:style-name="T37">except for a </text:span><text:span text:style-name="T36">slight modification </text:span><text:span text:style-name="T37">we made </text:span><text:span text:style-name="T36">to improve scalability. In retrospect, this turned out to be an unnecessary modification because problems would seldom exceed </text:span><text:span text:style-name="T31">n</text:span><text:span text:style-name="T36">=15. </text:span><text:span text:style-name="T38">From an algorithmic perspective, w</text:span><text:span text:style-name="T35">e learned about the notion of constraints and </text:span><text:span text:style-name="T36">how to restrict a cell's possible values using the constraints. </text:span></text:p>
      <text:p text:style-name="P8"><text:span text:style-name="T36"><text:tab/></text:span><text:span text:style-name="T42">The basic setup of the solver involved two main </text:span><text:span text:style-name="T46">abstractions</text:span><text:span text:style-name="T42">. One </text:span><text:span text:style-name="T46">was the cells of the actual puzzle, and the other was the constraints</text:span><text:span text:style-name="T42">. </text:span><text:span text:style-name="T43">Each cell was a part of exactly 3 constraints (1 row, 1 column, 1 block), and </text:span><text:span text:style-name="T44">this was reflected in </text:span><text:span text:style-name="T43">the problem representation. </text:span><text:span text:style-name="T39">The first iteration of our serial solver was a simple depth-first search with naïve implementations of constraint updates. </text:span><text:span text:style-name="T47">A step in the search first found the next cell to fill by looking at the total number of possible values for a cell. The cell with the lowest number of possible values was considered the “tightest cell” </text:span><text:span text:style-name="T58">and </text:span><text:span text:style-name="T59">was </text:span><text:span text:style-name="T58">chosen as the next cell to fill.</text:span><text:span text:style-name="T47"> The search then branched along the possible values. </text:span><text:span text:style-name="T58">When setting a cell's value, the cell's constraints were also updated to narrow the possibilities </text:span><text:span text:style-name="T60">of </text:span><text:span text:style-name="T61">the</text:span><text:span text:style-name="T60"> remaining cells.</text:span><text:span text:style-name="T58"> </text:span><text:span text:style-name="T62">This process continued until all cells were set. </text:span><text:span text:style-name="T50">The final serial version </text:span><text:span text:style-name="T75">also </text:span><text:span text:style-name="T51">followed this algorithm, </text:span><text:span text:style-name="T52">but significantly</text:span><text:span text:style-name="T51"> optimized the implementation. </text:span><text:span text:style-name="T54">There were some </text:span><text:span text:style-name="T55">non-trivial</text:span><text:span text:style-name="T54"> aspects </text:span><text:span text:style-name="T63">of</text:span><text:span text:style-name="T54"> developing the optimized serial version, but </text:span><text:span text:style-name="T56">the details</text:span><text:span text:style-name="T54"> will be left to the reader to explore because the main focus of this project </text:span><text:span text:style-name="T57">is</text:span><text:span text:style-name="T54"> in the parallel version.</text:span></text:p>
      <text:p text:style-name="P9"><text:span text:style-name="T54"><text:tab/></text:span><text:span text:style-name="T64">Our initial idea for parallelizing the serial algorithm was </text:span><text:span text:style-name="T65">to run the serial algorithm until we reached a cell with multiple possibilities and then create a processes to go down each branch. We concluded that given OpenMP's interface, this idea was too difficult to control </text:span><text:span text:style-name="T69">and maintain</text:span><text:span text:style-name="T65">. Therefore, we opted for a simpler version to start </text:span><text:span text:style-name="T98">that was very similar to our serial version.</text:span></text:p>
      <text:p text:style-name="P10"><text:span text:style-name="T65"><text:tab/>Our initial implementation introduced the notion of jobs and a </text:span><text:span text:style-name="T69">single</text:span><text:span text:style-name="T65"> global job queue. We defined a job to be a partially completed puzzle of length </text:span><text:span text:style-name="T76">N</text:span><text:span text:style-name="T77">2</text:span><text:span text:style-name="T76">/2</text:span><text:span text:style-name="T65">. </text:span><text:span text:style-name="T76">Our job queue also had a fixed size of </text:span><text:span text:style-name="T79">N</text:span><text:span text:style-name="T78">2</text:span><text:span text:style-name="T79">.</text:span><text:span text:style-name="T76"> </text:span><text:span text:style-name="T66">Our algorithm dedicated one processor to fill the job queue </text:span><text:span text:style-name="T81">and because the job queue had a fixed size of </text:span><text:span text:style-name="T79">N</text:span><text:span text:style-name="T78">2</text:span><text:span text:style-name="T81">, <text:s/>the processor would spin wait until spots became available</text:span><text:span text:style-name="T66">. </text:span><text:span text:style-name="T68">This already limit</text:span><text:span text:style-name="T70">ed</text:span><text:span text:style-name="T68"> our speedup to a </text:span><text:span text:style-name="T70">theoretical </text:span><text:span text:style-name="T68">maximum of 31x on 32 processors, </text:span><text:span text:style-name="T70">but it</text:span><text:span text:style-name="T68"> was acceptable since this was only the first iteration. </text:span><text:span text:style-name="T82">The algorithm to find jobs was exactly the same as solving the actual puzzle. The only di</text:span><text:span text:style-name="T83">fference is the ending condition, because jobs had a fixed size. After filling all possible jobs, the processor would then proceed to complete them. </text:span><text:span text:style-name="T85">All worker processors would first obtain a job from </text:span><text:soft-page-break/><text:span text:style-name="T85">the job queue and then set up their problem state based on the job. Afterwards, they all ran the same serial solver on the partially solved KenKen puzzle. If a processor found a solution, it would print the solution and notify all other processors that a solution has been found. If a processor doesn't find a solution, it'll reset its problem state and proceed with another job. </text:span><text:span text:style-name="T99">This version was very similar to our serial version. It also used a depth first search and also searched possibilities in the same order. However, this wasn't a very effective algorithm because it </text:span><text:span text:style-name="T101">did</text:span><text:span text:style-name="T99"> a lot more work. </text:span></text:p>
      <text:p text:style-name="P10"><text:span text:style-name="T85"><text:tab/></text:span><text:span text:style-name="T89">After we tested the initial version, we began optimizing to improve both consistency </text:span><text:span text:style-name="T90">(see later section) </text:span><text:span text:style-name="T89">and performance</text:span><text:span text:style-name="T87">. </text:span><text:span text:style-name="T91">The first improvement we made was to </text:span><text:span text:style-name="T102">shorten the length of the jobs. We observed that jobs with half the cells filled in completed too quickly. Thus, there was high contention for the job queue slowing down the overall algorithm. </text:span><text:span text:style-name="T103">Next, we worked to make all processors work </text:span><text:span text:style-name="T113">on solving the puzzle</text:span><text:span text:style-name="T103">.</text:span><text:span text:style-name="T91"> </text:span><text:span text:style-name="T92">This was accomplished by changing the global job queue to </text:span><text:span text:style-name="T93">the</text:span><text:span text:style-name="T92"> distributed model </text:span><text:span text:style-name="T107">with task stealing</text:span><text:span text:style-name="T92">.</text:span><text:span text:style-name="T93"> </text:span><text:span text:style-name="T114">E</text:span><text:span text:style-name="T93">ach processor had </text:span><text:span text:style-name="T95">its</text:span><text:span text:style-name="T93"> own job queue that </text:span><text:span text:style-name="T95">it</text:span><text:span text:style-name="T93"> filled and used. </text:span><text:span text:style-name="T115">This removed the nee</text:span><text:span text:style-name="T117">d for</text:span><text:span text:style-name="T114"> a single processor dedicated</text:span><text:span text:style-name="T96"> </text:span><text:span text:style-name="T98">to</text:span><text:span text:style-name="T96"> </text:span><text:span text:style-name="T117">filling </text:span><text:span text:style-name="T96">a global queue. </text:span><text:span text:style-name="T110">In addition to removing the single global queue, we </text:span><text:span text:style-name="T112">wanted to have a bread-first search instead of a depth-first one. The motivation for this </text:span><text:span text:style-name="T113">was</text:span><text:span text:style-name="T112"> to </text:span><text:span text:style-name="T118">have processors go down extremely different paths</text:span><text:span text:style-name="T112">. </text:span><text:span text:style-name="T110">also allowed jobs to</text:span><text:span text:style-name="T111"> have</text:span><text:span text:style-name="T110"> variable length. </text:span><text:span text:style-name="T96"><text:s/></text:span></text:p>
      <text:p text:style-name="P7"><text:span text:style-name="T39"/></text:p>
      <text:p text:style-name="P4"><text:span text:style-name="T41">Performance Measurement Design/Approach:</text:span></text:p>
      <text:p text:style-name="P7"><text:span text:style-name="T39"><text:tab/></text:span><text:span text:style-name="T40">The main benefit from this period of development was the discovery of highly variant solving times. </text:span><text:span text:style-name="T41">Our initial assumption wa</text:span><text:span text:style-name="T45">s that solving times grew as problem size grew. </text:span><text:span text:style-name="T67">Thus, we intended to measure the performance of our solver on problems of various size. </text:span><text:span text:style-name="T66">However, after the first iteration of a serial solver, it was clear that puzzles of the same size could vary a lot. For example, the solver could complete several 10x10 complete almost instantaneously, but struggle to complete other 10x10 puzzles even after an hour of computation. </text:span></text:p>
      <text:p text:style-name="P12"><text:span text:style-name="T45"><text:tab/></text:span><text:span text:style-name="T119">Highly inconsistent data.</text:span></text:p>
      <text:p text:style-name="P12"><text:span text:style-name="T119"><text:tab/>Needed additional metric</text:span></text:p>
      <text:p text:style-name="P7"><text:span text:style-name="T45"/></text:p>
      <text:p text:style-name="P5"><text:span text:style-name="T45">Experimental Setup:</text:span></text:p>
      <text:p text:style-name="P11"><text:span text:style-name="T45"><text:tab/></text:span><text:span text:style-name="T119">Wrote scripts to generate puzzles</text:span></text:p>
      <text:p text:style-name="P11"><text:span text:style-name="T119"><text:tab/>Tested against puzzles from kenken.com</text:span></text:p>
      <text:p text:style-name="P11"><text:span text:style-name="T119"><text:tab/>found substantial puzzles based on serial version, so no cheating to select good speed-up problems</text:span></text:p>
      <text:p text:style-name="P11"><text:span text:style-name="T119"><text:tab/>chose 5 puzzles to test speedup</text:span></text:p>
      <text:p text:style-name="P11"><text:span text:style-name="T119"><text:tab/>Ran on both blacklight and pople</text:span></text:p>
      <text:p text:style-name="P5"><text:span text:style-name="T25"/></text:p>
      <text:p text:style-name="P5"><text:span text:style-name="T45">Experimental Evaluation:</text:span></text:p>
      <text:p text:style-name="P5"><text:span text:style-name="T25"/></text:p>
      <text:p text:style-name="P5"><text:span text:style-name="T45">Surprises and Lessons Learned:</text:span></text:p>
      <text:p text:style-name="P11"><text:span text:style-name="T45"><text:tab/></text:span><text:span text:style-name="T120">Highly inconsistent times</text:span></text:p>
      <text:p text:style-name="P11"><text:span text:style-name="T120"><text:tab/>Difficult to analyze performance on KenKen.</text:span></text:p>
      <text:p text:style-name="P5"><text:span text:style-name="T25"/></text:p>
      <text:p text:style-name="P5"><text:span text:style-name="T45">Conclusions and Future Work:</text:span></text:p>
      <text:p text:style-name="P5"><text:span text:style-name="T25"><text:tab/></text:span><text:span text:style-name="T28">Effective speedup </text:span><text:span text:style-name="T29">calculations</text:span><text:span text:style-name="T28"> when using metric</text:span></text:p>
      <text:p text:style-name="P5"><text:span text:style-name="T25"><text:tab/></text:span><text:span text:style-name="T28">Possible MP imple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esung </meta:initial-creator>
    <meta:creation-date>2011-04-20T17:22:58</meta:creation-date>
    <meta:generator>OpenOffice.org/3.2$Linux OpenOffice.org_project/320m19$Build-9505</meta:generator>
    <dc:date>2011-04-21T22:57:56</dc:date>
    <dc:creator>jaesung </dc:creator>
    <meta:editing-duration>PT29H34M58S</meta:editing-duration>
    <meta:editing-cycles>117</meta:editing-cycles>
    <meta:document-statistic meta:table-count="0" meta:image-count="0" meta:object-count="0" meta:page-count="2" meta:paragraph-count="28" meta:word-count="1100" meta:character-count="6778"/>
  </office:meta>
</office:document-meta>
</file>